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4]-[.F4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5]-[.F5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1" office:value-type="string" calcext:value-type="string">
            <text:p>Mens. 10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6]-[.F6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6])" office:value-type="float" office:value="1800" calcext:value-type="float">
            <text:p>1.8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36.895003366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36.8969357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1-03T17:17:37.222327521</dc:date>
    <meta:print-date>2025-09-02T10:58:11.993056878</meta:print-date>
    <dc:language>pt-PT</dc:language>
    <meta:editing-cycles>633</meta:editing-cycles>
    <meta:editing-duration>PT16H32M54S</meta:editing-duration>
    <meta:document-statistic meta:table-count="1" meta:cell-count="43" meta:object-count="0"/>
    <meta:user-defined meta:name="Info 0"/>
    <meta:user-defined meta:name="Info 1"/>
    <meta:user-defined meta:name="Info 2"/>
    <meta:user-defined meta:name="Info 3"/>
  </office:meta>
</office:document-meta>
</file>